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499cm" loext:contextual-spacing="false"/>
    </style:style>
    <style:style style:name="T1" style:family="text">
      <style:text-properties fo:color="#0000f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'configure'脚本有大量的命令行选项.对不同的软件包来说,这些选项可能会有变化,但是许多基本的选项是不会改变的.带上'--help'选项 执行'configure'脚本可以看到可用的所有选项.尽管许多选项是很少用到的,但是当你为了特殊的需求而configure一个包时,知道他们的存 在是很有益处的.下面对每一个选项进行简略的介绍:<text:line-break/><text:line-break/>--cache-file=FILE<text:line-break/>　　'configure'会在你的系统 上测试存在的特性(或者bug!).为了加速随后进行的配置,测试的结果会存储在一个cache file里.当configure一个每个子树里都有'configure'脚本的复杂的源码树时,一个很好的cache file的存在会有很大帮助.<text:line-break/><text:line-break/>--help<text:line-break/>　　输出帮助信息.即使是有经验的用户也偶尔需要使用使用'--help'选项,因为一个复杂的项目会包含附加的选项.例如,GCC包里的'configure'脚本就包含了允许你控制是否生成和在GCC中使用GNU汇编器的选项.<text:line-break/><text:line-break/>--no-create<text:line-break/>　　'configure'中的一个主要函数会制作输出文件.此选项阻止'configure'生成这个文件.你可以认为这是一种演习(dry run),尽管缓存(cache)仍然被改写了.<text:line-break/><text:line-break/>--quiet<text:line-break/>--silent<text:line-break/>　 　当'configure'进行他的测试时,会输出简要的信息来告诉用户正在作什么.这样作是因为'configure'可能会比较慢,没有这种输出的话 用户将会被扔在一旁疑惑正在发生什么.使用这两个选项中的任何一个都会把你扔到一旁.(译注:这两句话比较有意思,原文是这样的:If there was no such output, the user would be left wondering what is happening. By using this option, you too can be left wondering!)<text:line-break/><text:line-break/>--version<text:line-break/>　　打印用来产生'configure'脚本的Autoconf的版本号.<text:line-break/><text:line-break/>--prefix=PEWFIX<text:line-break/>　 　'--prefix'是最常用的选项.制作出的'Makefile'会查看随此选项传递的参数,当一个包在安装时可以彻底的重新安置他的结构独立部分. 举一个例子,当安装一个包,例如说Emacs,下面的命令将会使Emacs Lisp file被安装到"/opt/gnu/share":<text:line-break/>$ ./configure --prefix=/opt/gnu<text:line-break/><text:line-break/>--exec-prefix=EPREFIX<text:line-break/>　　与'--prefix'选项类似,但是他是用来设置结构倚赖的文件的安装位置.编译好的'emacs'二进制文件就是这样一个问件.如果没有设置这个选项的话,默认使用的选项值将被设为和'--prefix'选项值一样.<text:line-break/><text:line-break/>--bindir=DIR<text:line-break/>　　指定二进制文件的安装位置.这里的二进制文件定义为可以被用户直接执行的程序.<text:line-break/><text:line-break/>--sbindir=DIR<text:line-break/>　　指定超级二进制文件的安装位置.这是一些通常只能由超级用户执行的程序.<text:line-break/><text:line-break/>--libexecdir=DIR<text:line-break/>　　指定可执行支持文件的安装位置.与二进制文件相反,这些文件从来不直接由用户执行,但是可以被上面提到的二进制文件所执行.<text:line-break/><text:line-break/>--datadir=DIR<text:line-break/>　　指定通用数据文件的安装位置.<text:line-break/><text:line-break/><text:soft-page-break/>--sysconfdir=DIR<text:line-break/>　　指定在单个机器上使用的只读数据的安装位置.<text:line-break/><text:line-break/>--sharedstatedir=DIR<text:line-break/>　　指定可以在多个机器上共享的可写数据的安装位置.<text:line-break/><text:line-break/>--localstatedir=DIR<text:line-break/>　　指定只能单机使用的可写数据的安装位置.<text:line-break/><text:line-break/>--libdir=DIR<text:line-break/>　　指定库文件的安装位置.<text:line-break/><text:line-break/>--includedir=DIR<text:line-break/>　　指定C头文件的安装位置.其他语言如C++的头文件也可以使用此选项.<text:line-break/><text:line-break/>--oldincludedir=DIR<text:line-break/>　　指定为除GCC外编译器安装的C头文件的安装位置.<text:line-break/><text:line-break/>--infodir=DIR<text:line-break/>　　指定Info格式文档的安装位置.Info是被GNU工程所使用的文档格式.<text:line-break/><text:line-break/>--mandir=DIR<text:line-break/>　　指定手册页的安装位置.<text:line-break/><text:line-break/>--srcdir=DIR<text:line-break/>　　这个选项对安装没有作用.他会告诉'configure'源码的位置.一般来说不用指定此选项,因为'configure'脚本一般和源码文件在同一个目录下.<text:line-break/><text:line-break/>--program-prefix=PREFIX<text:line-break/>　 　指定将被加到所安装程序的名字上的前缀.例如,使用'--program-prefix=g'来configure一个名为'tar'的程序将会使安装 的程序被命名为'gtar'.当和其他的安装选项一起使用时,这个选项只有当他被`Makefile.in'文件使用时才会工作.<text:line-break/><text:line-break/>--program-suffix=SUFFIX<text:line-break/>　　指定将被加到所安装程序的名字上的后缀.<text:line-break/><text:line-break/>--program-transform-name=PROGRAM<text:line-break/>　　这里的PROGRAM是一个sed脚本.当一个程序被安装时,他的名字将经过`sed -e PROGRAM'来产生安装的名字.<text:line-break/><text:line-break/>--build=BUILD<text:line-break/>　　指定软件包安装的系统平台.如果没有指定,默认值将是'--host'选项的值.<text:line-break/><text:line-break/>--host=HOST<text:line-break/>　　指定软件运行的系统平台.如果没有指定,将会运行`config.guess'来检测.<text:line-break/><text:line-break/>--target=GARGET<text:line-break/>　　指定软件面向(target to)的系统平台.这主要在程序语言工具如编译器和汇编器上下文中起作用.如果没有指定,默认将使用'--host'选项的值.<text:line-break/><text:line-break/>--disable-FEATURE<text:line-break/>　　一些软件包可以选择这个选项来提供为大型选项的编译时配置,例如使用Kerberos认证系统或者一<text:soft-page-break/>个实验性的编译器最优配置.如果默认是提供这些特性,可以使用'--disable-FEATURE'来禁用它,这里'FEATURE'是特性的名字.例如:<text:line-break/>$ ./configure --disable-gui<text:line-break/><text:line-break/>-enable-FEATURE[=ARG]<text:line-break/>　　相反的,一些软件包可能提供了一些默认被禁止的特性,可以使用'--enable-FEATURE'来起用它.这里'FEATURE'是特性的名字.一个特性可能会接受一个可选的参数.例如:<text:line-break/>$ ./configure --enable-buffers=128<text:line-break/>`--enable-FEATURE=no'与上面提到的'--disable-FEATURE'是同义的.<text:line-break/><text:line-break/>--with-PACKAGE[=ARG]<text:line-break/>　 　在自由软件社区里,有使用已有软件包和库的优秀传统.当用'configure'来配置一个源码树时,可以提供其他已经安装的软件包的信息.例如,倚赖 于Tcl和Tk的BLT器件工具包.要配置BLT,可能需要给'configure'提供一些关于我们把Tcl和Tk装的何处的信息:<text:line-break/>$ ./configure --with-tcl=/usr/local --with-tk=/usr/local<text:line-break/>'--with-PACKAGE=no'与下面将提到的'--without-PACKAGE'是同义的.<text:line-break/><text:line-break/>--without-PACKAGE<text:line-break/>　　有时候你可能不想让你的软件包与系统已有的软件包交互.例如,你可能不想让你的新编译器使用GNU ld.通过使用这个选项可以做到这一点:<text:line-break/>$ ./configure --without-gnu-ld<text:line-break/><text:line-break/>--x-includes=DIR<text:line-break/>　 　这个选项是'--with-PACKAGE'选项的一个特例.在Autoconf最初被开发出来时,流行使用'configure'来作为Imake的 一个变通方法来制作运行于X的软件.'--x-includes'选项提供了向'configure'脚本指明包含X11头文件的目录的方法.<text:line-break/><text:line-break/>--x-libraries=DIR<text:line-break/>　　类似的,'--x-libraries'选项提供了向'configure'脚本指明包含X11库的目录的方法.<text:line-break/><text:line-break/>　 　在源码树中运行'configure'是不必要的同时也是不好的.一个由'configure'产生的良好的'Makefile'可以构筑源码属于另一 棵树的软件包.在一个独立于源码的树中构筑派生的文件的好处是很明显的:派生的文件,如目标文件,会凌乱的散布于源码树.这也使在另一个不同的系统或用不 同的配置选项构筑同样的目标文件非常困难.建议使用三棵树:一棵源码树(source tree),一棵构筑树(build tree),一棵安装树(install tree).这里有一个很接近的例子,是使用这种方法来构筑GNU malloc包:<text:line-break/>$ gtar zxf mmalloc-1.0.tar.gz<text:line-break/>$ mkdir build &amp;&amp; cd build<text:line-break/>$ ../mmalloc-1.0/configure<text:line-break/>creating cache ./config.cache<text:line-break/>checking for gcc... gcc<text:line-break/>checking whether the C compiler (gcc ) works... yes<text:line-break/>checking whether the C compiler (gcc ) is a cross-compiler... no<text:line-break/>checking whether we are using GNU C... yes<text:line-break/>checking whether gcc accepts -g... yes<text:line-break/>checking for a BSD compatible install... /usr/bin/install -c<text:line-break/>checking host system type... i586-pc-linux-gnu<text:line-break/>checking build system type... i586-pc-linux-gnu<text:line-break/>checking for ar... ar<text:line-break/>checking for ranlib... ranlib<text:line-break/>checking how to run the C preprocessor... gcc -E<text:line-break/>checking for unistd.h... yes<text:line-break/>checking for getpagesize... yes<text:line-break/><text:soft-page-break/>checking for working mmap... yes<text:line-break/>checking for limits.h... yes<text:line-break/>checking for stddef.h... yes<text:line-break/>updating cache ../config.cache<text:line-break/>creating ./config.status<text:line-break/>这样这棵构筑树就被配置了,下面可以继续构筑和安装这个包到默认的位置'/usr/local':<text:line-break/>$ make all &amp;&amp; make install <text:line-break/><text:line-break/><text:line-break/>Trackback: <text:a xlink:type="simple" xlink:href="http://tb.blog.csdn.net/TrackBack.aspx?PostId=1440383" text:style-name="Internet_20_link" text:visited-style-name="Visited_20_Internet_20_Link"><text:span text:style-name="T1">http://tb.blog.csdn.net/TrackBack.aspx?PostId=1440383</text:span></text:a><text:line-break/>一个软件包通过编译源代码安装后，如何完全的卸载？？<text:line-break/><text:line-break/>如果原先的source还在的话，很多source的Makefile都有写uninstall规则，直接在Souce里make uninstall就可行，不过碰到无良作者没写的，那一句一句看Makefile里install部分他都干了些什么，然后挨个删除。<text:line-break/>如果source没了.....那就一边郁闷吧<text:line-break/>到目前为止, 我装的都可以make uninstall.......<text:line-break/>(因为总是不小心装错地方, 结果就make uninstall&amp;&amp;make clean,然后重新configure......)<text:line-break/>linux下软件的基本安装和卸载<text:line-break/>Linux 软件的安装和卸载一直是困扰许多新用户的难题。在Windows中，我们可以使用软件自带的安装卸载程序或在控制面板中的“添加/删除程序”来实现。与其 相类似，在Linux下有一个功能强大的软件安装卸载工具，名为RPM。它可以用来建立、安装、查询、更新、卸载软件。该工具是在命令行下使用的。在 Shell的提示符后输入rpm，就可获得该命令的帮助信息。<text:line-break/><text:line-break/>软件的安装<text:line-break/><text:line-break/>Linux下软件的安装主要有两种不同的形式。第一种安装文件名为xxx.tar.gz；另一种安装文件名为xxx.i386.rpm。以第一种方式发行的软件多为以源码形式发送的；第二种方式则是直接以二进制形式发送的。<text:line-break/><text:line-break/>对于第一种，安装方法如下：<text:line-break/><text:line-break/>1 .首先，将安装文件拷贝至你的目录中。例如，如果你是以root身份登录上的，就将软件拷贝至/root中。<text:line-break/><text:line-break/>#cp xxx.tar.gz /root<text:line-break/><text:line-break/>2 .由于该文件是被压缩并打包的,应对其解压缩。命令为：<text:line-break/><text:line-break/>#tar xvzf filename.tar.gz 如果是filename.tar.bz2格式的，应该是tar jxvf filename.tar.bz2来解压<text:line-break/><text:line-break/>3. 执行该命令后，安装文件按路径，解压缩在当前目录下。用ls命令可以看到解压缩后的文件。通常在解压缩后产生的文件中，有“Install”的文件。该文件为纯文本文件，详细讲述了该软件包的安装方法。<text:line-break/><text:line-break/>4.执行解压缩后产生的一个名为configure的可执行脚本程序。它是用于检查系统是否有编译时所需的库，以及库的版本是否满足编译的需要等安装所需要的系统信息。为随后的编译工作做准备。命令为： #./configure<text:line-break/><text:line-break/>如果您想把软件安装到指定目录，应该用#./configure --prefix=/您自己指定的目录，比如我想把一个mlterm安装到/opt/mlterm目录中，应该如下输入<text:line-break/><text:line-break/>#./configure --prefix=/opt/mlterm<text:line-break/><text:soft-page-break/><text:line-break/>5.检查通过后，将生成用于编译的MakeFile文件。此时，可以开始进行编译了。编译的过程视软件的规模和计算机性能的不同，所耗费的时间也不同。命令为： #make。<text:line-break/><text:line-break/>6.成功编译后，键入如下的命令开始安装：<text:line-break/><text:line-break/>#make install<text:line-break/><text:line-break/>7.安装完毕，应清除编译过程中产生的临时文件和配置过程中产生的文件。键入如下命令：<text:line-break/><text:line-break/>#make clean<text:line-break/><text:line-break/>#make distclean<text:line-break/><text:line-break/>至此，软件的安装结束。<text:line-break/><text:line-break/>对于第二种，其安装方法要简单得多。<text:line-break/><text:line-break/>同第一种方式一样，将安装文件拷贝至你的目录中。然后使用rpm来安装该文件。命令如下：<text:line-break/><text:line-break/>#rpm -i filename.i386.rpm<text:line-break/><text:line-break/>rpm将自动将安装文件解包，并将软件安装到缺省的目录下。并将软件的安装信息注册到rpm的数据库中。参数i的作用是使rpm进入安装模式。<text:line-break/><text:line-break/>软件的卸载<text:line-break/><text:line-break/>1.软件的卸载主要是使用rpm来进行的。卸载软件首先要知道软件包在系统中注册的名称。键入命令：<text:line-break/><text:line-break/>#rpm -q -a<text:line-break/><text:line-break/>即可查询到当前系统中安装的所有的软件包。<text:line-break/><text:line-break/>2. 确定了要卸载的软件的名称，就可以开始实际卸载该软件了。键入命令：<text:line-break/><text:line-break/>#rpm -e [package name]<text:line-break/><text:line-break/>即可卸载软件。参数e的作用是使rpm进入卸载模式。对名为[package name]的软件包进行卸载。由于系统中各个软件包之间相互有依赖关系。如果因存在依赖关系而不能卸载，rpm将给予提示并停止卸载。你可以使用如下的命令来忽略依赖关系，直接开始卸载：<text:line-break/><text:line-break/>#rpm -e [package name] -nodeps<text:line-break/><text:line-break/>忽略依赖关系的卸载可能会导致系统中其它的一些软件无法使用<text:line-break/><text:line-break/>如果想知道rpm包安装到哪里了呢？<text:line-break/><text:line-break/>应该用 #rpm -ql [package name]<text:line-break/><text:line-break/>3.如何卸载用源码包安装的软件？<text:line-break/><text:line-break/>最好是看README和INSTALL ；一般的情况下都有说，但大多软件没有提供源码包的卸载方法；我<text:soft-page-break/>们可以找到软件的安装点删除。主要看你把它安装在哪了。<text:line-break/><text:line-break/>比如：<text:line-break/><text:line-break/>如果安装软件时，指定个目录。这个问题也不会难；<text:line-break/><text:line-break/>比如用源码包安装gaim 的<text:line-break/><text:line-break/>#./configure --prefix=/opt/gaim<text:line-break/><text:line-break/>#make<text:line-break/><text:line-break/>#make install<text:line-break/><text:line-break/>如果安装mlterm<text:line-break/><text:line-break/>#./configure --prefix=/opt/mlterm<text:line-break/><text:line-break/>#make<text:line-break/><text:line-break/>#make install<text:line-break/><text:line-break/>把源码包安装的软件，都指定安装在 /opt目录中，这样不就知道了？？<text:line-break/><text:line-break/>如果删除，就删除相应的软件目录；<text:line-break/><text:line-break/>有些软件要在解压安装目录中执行 make uninstall ，这样就卸载掉了 </text:p>
      <text:p text:style-name="Text_20_body">　'configure'脚本有大量的命令行选项.对不同的软件包来说,这些选项可能会有变化,但是许多基本的选项是不会改变的.带上'-- help'选项执行'configure'脚本能够看到可用的任何选项.尽管许多选项是很少用到的,但是当您为了特别的需求而configure一个包 时,知道他们的存在是很有益处的.下面对每一个选项进行简略的介绍: <text:line-break/>--cache-file=FILE <text:line-break/>　　'configure' 会在您的系统上测试存在的特性(或bug!).为了加速随后进行的配置,测试的结果会存储在一个cache file里.当configure一个每个子树里都有'configure'脚本的复杂的源码树时,一个很好的cache file的存在会有很大帮助. <text:line-break/>--help <text:line-break/>　　输出帮助信息.即使是有经验的用户也偶尔需要使用使用'--help'选项,因为一个复杂的项目会包含附加的选项.例如,GCC包里的'configure'脚本就包含了允许您控制是否生成和在GCC中使用GNU汇编器的选项. <text:line-break/>--no-create <text:line-break/>　　'configure'中的一个主要函数会制作输出文档.此选项阻止'configure'生成这个文档.您能够认为这是一种演习(dry run),尽管缓存(cache)仍然被改写了. <text:line-break/>--quiet <text:line-break/>--silent <text:line-break/>　 　当'configure'进行他的测试时,会输出简要的信息来告诉用户正在作什么.这样作是因为'configure'可能会比较慢,没有这种输出的话 用户将会被扔在一旁疑惑正在发生什么.使用这两个选项中的任何一个都会把您扔到一旁.(译注:这两句话比较有意思,原文是这样的:If there was no such output, the user would be <text:soft-page-break/>left wondering what is happening. By using this option, you too can be left wondering!) <text:line-break/>--version <text:line-break/>　　打印用来产生'configure'脚本的Autoconf的版本号. <text:line-break/>--prefix=PEWFIX <text:line-break/>　 　'--prefix'是最常用的选项.制作出的'Makefile'会查看随此选项传递的参数,当一个包在安装时能够完全的重新安置他的结构单独部分. 举一个例子,当安装一个包,例如说Emacs,下面的命令将会使Emacs Lisp file被安装到"/opt/gnu/share": <text:line-break/>$ ./configure --prefix=/opt/gnu <text:line-break/>--exec-prefix=EPREFIX <text:line-break/>　　和'--prefix'选项类似,但是他是用来配置结构倚赖的文档的安装位置.编译好的'emacs'二进制文档就是这样一个问件.假如没有配置这个选项的话,默认使用的选项值将被设为和'--prefix'选项值相同. <text:line-break/>--bindir=DIR <text:line-break/>　　指定二进制文档的安装位置.这里的二进制文档定义为能够被用户直接执行的程式. <text:line-break/>--sbindir=DIR <text:line-break/>　　指定终极二进制文档的安装位置.这是一些通常只能由终极用户执行的程式. <text:line-break/>--libexecdir=DIR <text:line-break/>　　指定可执行支持文档的安装位置.和二进制文档相反,这些文档从来不直接由用户执行,但是能够被上面提到的二进制文档所执行. <text:line-break/>--datadir=DIR <text:line-break/>　　指定通用数据文档的安装位置. <text:line-break/>--sysconfdir=DIR <text:line-break/>　　指定在单个机器上使用的只读数据的安装位置. <text:line-break/>--sharedstatedir=DIR <text:line-break/>　　指定能够在多个机器上共享的可写数据的安装位置. <text:line-break/>--localstatedir=DIR <text:line-break/>　　指定只能单机使用的可写数据的安装位置. <text:line-break/>--libdir=DIR <text:line-break/>　　指定库文档的安装位置. <text:line-break/>--includedir=DIR <text:line-break/>　　指定C头文档的安装位置.其他语言如C++的头文档也能够使用此选项. <text:line-break/>--oldincludedir=DIR <text:line-break/>　　指定为除GCC外编译器安装的C头文档的安装位置. <text:line-break/>--infodir=DIR <text:line-break/>　　指定Info格式文档的安装位置.Info是被GNU工程所使用的文档格式. <text:line-break/>--mandir=DIR <text:line-break/>　　指定手册页的安装位置. <text:line-break/>--srcdir=DIR <text:line-break/>　　这个选项对安装没有作用.他会告诉'configure'源码的位置.一般来说不用指定此选项,因为'configure'脚本一般和源码文档在同一个目录下. <text:line-break/>--program-prefix=PREFIX <text:line-break/>　 　指定将被加到所安装程式的名字上的前缀.例如,使用'--program-prefix=g'来configure一个名为'tar'的程式将会使安装 的程式被命名为'gtar'.当和其他的安装选项一起使用时,这个选项只有当他被`Makefile.in'文档使用时才会工作. <text:line-break/><text:soft-page-break/>--program-suffix=SUFFIX <text:line-break/>　　指定将被加到所安装程式的名字上的后缀. <text:line-break/>--program-transform-name=PROGRAM <text:line-break/>　　这里的PROGRAM是个sed脚本.当一个程式被安装时,他的名字将经过`sed -e PROGRAM'来产生安装的名字. <text:line-break/>--build=BUILD <text:line-break/>　　指定软件包安装的系统平台.假如没有指定,默认值将是'--host'选项的值. <text:line-break/>--host=HOST <text:line-break/>　　指定软件运行的系统平台.假如没有指定,将会运行`config.guess'来检测. <text:line-break/>--target=GARGET <text:line-break/>　　指定软件面向(target to)的系统平台.这主要在程式语言工具如编译器和汇编器上下文中起作用.假如没有指定,默认将使用'--host'选项的值. <text:line-break/>--disable-FEATURE <text:line-break/>　　一些软件包能够选择这个选项来提供为大型选项的编译时配置,例如使用Kerberos认证系统或一个实验性的编译器最优配置.假如默认是提供这些特性,能够使用'--disable-FEATURE'来禁用他,这里'FEATURE'是特性的名字.例如: <text:line-break/>$ ./configure --disable-gui <text:line-break/>-enable-FEATURE[=ARG] <text:line-break/>　　相反的,一些软件包可能提供了一些默认被禁止的特性,能够使用'--enable-FEATURE'来起用他.这里'FEATURE'是特性的名字.一个特性可能会接受一个可选的参数.例如: <text:line-break/>$ ./configure --enable-buffers=128 <text:line-break/>`--enable-FEATURE=no'和上面提到的'--disable-FEATURE'是同义的. <text:line-break/>--with-PACKAGE[=ARG] <text:line-break/>　<text:line-break/>　 　在免费软件社区里,有使用已有软件包和库的优秀传统.当用'configure'来配置一个源码树时,能够提供其他已安装的软件包的信息.例如, 倚赖于Tcl和Tk的BLT器件工具包.要配置BLT,可能需要给'configure'提供一些关于我们把Tcl和Tk装的何处的信息: <text:line-break/>$ ./configure --with-tcl=/usr/local --with-tk=/usr/local <text:line-break/>'--with-PACKAGE=no'和下面将提到的'--without-PACKAGE'是同义的. <text:line-break/>--without-PACKAGE <text:line-break/>　　有时候您可能不想让您的软件包和系统已有的软件包交互.例如,您可能不想让您的新编译器使用GNU ld.通过使用这个选项能够做到这一点: <text:line-break/>$ ./configure --without-gnu-ld <text:line-break/>--x-includes=DIR <text:line-break/>　 　这个选项是'--with-PACKAGE'选项的一个特例.在Autoconf最初被研发出来时,流行使用'configure'来作为 Imake的一个变通方法来制作运行于X的软件.'--x-includes'选项提供了向'configure'脚本指明包含X11头文档的目录的方 法. <text:line-break/>--x-libraries=DIR <text:line-break/>　　类似的,'--x-libraries'选项提供了向'configure'脚本指明包含X11库的目录的方法. <text:line-break/>　 　在源码树中运行'configure'是不必要的同时也是不好的.一个由'configure'产生的良好的'Makefile'能够构筑源码属于另一 棵树的软件包.在一个单独于源码的树中构筑派生的文档的好处是很明显的:派生的文档,如目标文档,会凌乱的散布于源码树.这也使在另一个不同的系统或用不 同的配置选项构筑同样的目标文档很困难.建议使用三棵树:一棵源码树(source tree),一棵构筑树(build tree),一棵安装树(install tree).这<text:soft-page-break/>里有一个很接近的例子,是使用这种方法来构筑GNU malloc包: <text:line-break/>$ gtar zxf mmalloc-1.0.tar.gz <text:line-break/>$ mkdir build &amp;&amp; cd build <text:line-break/>$ ../mmalloc-1.0/configure <text:line-break/>creating cache ./config.cache <text:line-break/>checking for gcc... gcc <text:line-break/>checking whether the C compiler (gcc ) works... yes <text:line-break/>checking whether the C compiler (gcc ) is a cross-compiler... no <text:line-break/>checking whether we are using GNU C... yes <text:line-break/>checking whether gcc accepts -g... yes <text:line-break/>checking for a BSD compatible install... /usr/bin/install -c <text:line-break/>checking host system type... i586-pc-linux-gnu <text:line-break/>checking build system type... i586-pc-linux-gnu <text:line-break/>checking for ar... ar <text:line-break/>checking for ranlib... ranlib <text:line-break/>checking how to run the C preprocessor... gcc -E <text:line-break/>checking for unistd.h... yes <text:line-break/>checking for getpagesize... yes <text:line-break/>checking for working mmap... yes <text:line-break/>checking for limits.h... yes <text:line-break/>checking for stddef.h... yes <text:line-break/>updating cache ../config.cache <text:line-break/>creating ./config.status <text:line-break/>　　这样这棵构筑树就被配置了,下面能够继续构筑和安装这个包到默认的位置'/usr/local': <text:line-break/>$ make all &amp;&amp; make install</text:p>
      <text:p text:style-name="Text_20_body">一个软件包通过编译源代码安装后，如何完全的卸载？？</text:p>
      <text:p text:style-name="Text_20_body">如果原先的source还在的话，很多source的Makefile都有写uninstall规则，直接在Souce里make uninstall就可行，不过碰到无良作者没写的，那一句一句看Makefile里install部分他都干了些什么，然后挨个删除。<text:line-break/>如果source没了.....那就一边郁闷吧</text:p>
      <text:p text:style-name="Text_20_body">到目前为止, 我装的都可以make uninstall.......<text:line-break/>(因为总是不小心装错地方, 结果就make uninstall&amp;&amp;make clean,然后重新configure......)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Fallback" style:font-family-complex="'Droid Sans Fallback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4T14:12:45.112395451</meta:creation-date>
    <dc:date>2015-10-14T14:13:07.086431330</dc:date>
    <meta:editing-duration>PT22S</meta:editing-duration>
    <meta:editing-cycles>1</meta:editing-cycles>
    <meta:document-statistic meta:table-count="0" meta:image-count="0" meta:object-count="0" meta:page-count="9" meta:paragraph-count="5" meta:word-count="6001" meta:character-count="11683" meta:non-whitespace-character-count="10728"/>
    <meta:generator>LibreOffice/4.4.2.2$Linux_X86_64 LibreOffice_project/40m0$Build-2</meta:generator>
  </office:meta>
</office:document-meta>
</file>